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709.77pt" svg:height="399.23pt" svg:x="162.03pt" svg:y="1307.71pt">
            <draw:object draw:notify-on-update-of-ranges="out.A1:out.A1 out.A2:out.A101 out.C1:out.C1 out.C2:out.C101 out.A1:out.A1 out.A2:out.A101 out.D1:out.D1 out.D2:out.D101 out.A1:out.A1 out.A2:out.A101 out.E1:out.E1 out.E2:out.E101 out.A1:out.A1 out.A2:out.A101 out.F1:out.F1 out.F2:out.F101 out.A1:out.A1 out.A2:out.A101 out.G1:out.G1 out.G2:out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le Fraction of CO</text:p>
          </table:table-cell>
          <table:table-cell office:value-type="string" calcext:value-type="string">
            <text:p>Hydrocarbon production</text:p>
          </table:table-cell>
          <table:table-cell office:value-type="string" calcext:value-type="string">
            <text:p>Coverage fraction of CO</text:p>
          </table:table-cell>
          <table:table-cell office:value-type="string" calcext:value-type="string">
            <text:p>Coverage fraction of H</text:p>
          </table:table-cell>
          <table:table-cell office:value-type="string" calcext:value-type="string">
            <text:p>Coverage fraction of C</text:p>
          </table:table-cell>
          <table:table-cell office:value-type="string" calcext:value-type="string">
            <text:p>Coverage fraction of empty sites</text:p>
          </table:table-cell>
          <table:table-cell office:value-type="string" calcext:value-type="string">
            <text:p>Average hydrocarbon product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9786" calcext:value-type="float">
            <text:p>0.9786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00284" calcext:value-type="float">
            <text:p>0.0002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00512" calcext:value-type="float">
            <text:p>0.00051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0622" calcext:value-type="float">
            <text:p>0.00062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598" calcext:value-type="float">
            <text:p>0.00059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0468" calcext:value-type="float">
            <text:p>0.00046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358" calcext:value-type="float">
            <text:p>0.00035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254" calcext:value-type="float">
            <text:p>125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2508" calcext:value-type="float">
            <text:p>0.00250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05432" calcext:value-type="float">
            <text:p>0.00543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928" calcext:value-type="float">
            <text:p>49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09856" calcext:value-type="float">
            <text:p>0.00985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637" calcext:value-type="float">
            <text:p>66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13274" calcext:value-type="float">
            <text:p>0.01327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327" calcext:value-type="float">
            <text:p>113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022654" calcext:value-type="float">
            <text:p>0.02265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179" calcext:value-type="float">
            <text:p>141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028358" calcext:value-type="float">
            <text:p>0.02835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8289" calcext:value-type="float">
            <text:p>1828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036578" calcext:value-type="float">
            <text:p>0.03657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1921" calcext:value-type="float">
            <text:p>2192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043842" calcext:value-type="float">
            <text:p>0.04384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5158" calcext:value-type="float">
            <text:p>25158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050316" calcext:value-type="float">
            <text:p>0.05031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8092" calcext:value-type="float">
            <text:p>28092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056184" calcext:value-type="float">
            <text:p>0.05618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1380" calcext:value-type="float">
            <text:p>3138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6276" calcext:value-type="float">
            <text:p>0.0627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4505" calcext:value-type="float">
            <text:p>3450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4141" calcext:value-type="float">
            <text:p>0.4141</text:p>
          </table:table-cell>
          <table:table-cell office:value-type="float" office:value="0.06901" calcext:value-type="float">
            <text:p>0.06901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5493" calcext:value-type="float">
            <text:p>35493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070986" calcext:value-type="float">
            <text:p>0.07098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2814" calcext:value-type="float">
            <text:p>0.2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028" calcext:value-type="float">
            <text:p>0.028</text:p>
          </table:table-cell>
          <table:table-cell office:value-type="float" office:value="0.3083" calcext:value-type="float">
            <text:p>0.3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3244" calcext:value-type="float">
            <text:p>0.3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331" calcext:value-type="float">
            <text:p>0.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3318" calcext:value-type="float">
            <text:p>0.3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3378" calcext:value-type="float">
            <text:p>0.3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3407" calcext:value-type="float">
            <text:p>0.3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3427" calcext:value-type="float">
            <text:p>0.3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3341" calcext:value-type="float">
            <text:p>0.3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3371" calcext:value-type="float">
            <text:p>0.3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038" calcext:value-type="float">
            <text:p>0.038</text:p>
          </table:table-cell>
          <table:table-cell office:value-type="float" office:value="0.3436" calcext:value-type="float">
            <text:p>0.3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6245" calcext:value-type="float">
            <text:p>0.624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3404" calcext:value-type="float">
            <text:p>0.3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3393" calcext:value-type="float">
            <text:p>0.3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3363" calcext:value-type="float">
            <text:p>0.3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3398" calcext:value-type="float">
            <text:p>0.3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035" calcext:value-type="float">
            <text:p>0.035</text:p>
          </table:table-cell>
          <table:table-cell office:value-type="float" office:value="0.3427" calcext:value-type="float">
            <text:p>0.3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036" calcext:value-type="float">
            <text:p>0.036</text:p>
          </table:table-cell>
          <table:table-cell office:value-type="float" office:value="0.3332" calcext:value-type="float">
            <text:p>0.3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3357" calcext:value-type="float">
            <text:p>0.3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3267" calcext:value-type="float">
            <text:p>0.3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329" calcext:value-type="float">
            <text:p>0.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3236" calcext:value-type="float">
            <text:p>0.3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3165" calcext:value-type="float">
            <text:p>0.3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323" calcext:value-type="float">
            <text:p>0.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031" calcext:value-type="float">
            <text:p>0.031</text:p>
          </table:table-cell>
          <table:table-cell office:value-type="float" office:value="0.3131" calcext:value-type="float">
            <text:p>0.3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033" calcext:value-type="float">
            <text:p>0.033</text:p>
          </table:table-cell>
          <table:table-cell office:value-type="float" office:value="0.3148" calcext:value-type="float">
            <text:p>0.3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307" calcext:value-type="float">
            <text:p>0.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3006" calcext:value-type="float">
            <text:p>0.3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2955" calcext:value-type="float">
            <text:p>0.2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2947" calcext:value-type="float">
            <text:p>0.2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2936" calcext:value-type="float">
            <text:p>0.2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2873" calcext:value-type="float">
            <text:p>0.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6874" calcext:value-type="float">
            <text:p>0.6874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2833" calcext:value-type="float">
            <text:p>0.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2799" calcext:value-type="float">
            <text:p>0.2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2694" calcext:value-type="float">
            <text:p>0.2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2657" calcext:value-type="float">
            <text:p>0.2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711" calcext:value-type="float">
            <text:p>0.711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2558" calcext:value-type="float">
            <text:p>0.2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2561" calcext:value-type="float">
            <text:p>0.2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2391" calcext:value-type="float">
            <text:p>0.2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7298" calcext:value-type="float">
            <text:p>0.729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407" calcext:value-type="float">
            <text:p>0.2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2358" calcext:value-type="float">
            <text:p>0.2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7559" calcext:value-type="float">
            <text:p>0.7559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2163" calcext:value-type="float">
            <text:p>0.2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7615" calcext:value-type="float">
            <text:p>0.7615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2101" calcext:value-type="float">
            <text:p>0.2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2028" calcext:value-type="float">
            <text:p>0.2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748" calcext:value-type="float">
            <text:p>0.1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1744" calcext:value-type="float">
            <text:p>0.1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1707" calcext:value-type="float">
            <text:p>0.1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635" calcext:value-type="float">
            <text:p>0.1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588" calcext:value-type="float">
            <text:p>0.1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1302" calcext:value-type="float">
            <text:p>0.1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1238" calcext:value-type="float">
            <text:p>0.1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1082" calcext:value-type="float">
            <text:p>0.1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122" calcext:value-type="float">
            <text:p>0.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973" calcext:value-type="float">
            <text:p>0.0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879" calcext:value-type="float">
            <text:p>0.0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892" calcext:value-type="float">
            <text:p>0.0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9999" calcext:value-type="float">
            <text:p>0.849999</text:p>
          </table:table-cell>
          <table:table-cell office:value-type="float" office:value="0" calcext:value-type="float">
            <text:p>0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796" calcext:value-type="float">
            <text:p>0.0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999" calcext:value-type="float">
            <text:p>0.859999</text:p>
          </table:table-cell>
          <table:table-cell office:value-type="float" office:value="0" calcext:value-type="float">
            <text:p>0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712" calcext:value-type="float">
            <text:p>0.0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9999" calcext:value-type="float">
            <text:p>0.869999</text:p>
          </table:table-cell>
          <table:table-cell office:value-type="float" office:value="0" calcext:value-type="float">
            <text:p>0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696" calcext:value-type="float">
            <text:p>0.0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999" calcext:value-type="float">
            <text:p>0.879999</text:p>
          </table:table-cell>
          <table:table-cell office:value-type="float" office:value="0" calcext:value-type="float">
            <text:p>0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614" calcext:value-type="float">
            <text:p>0.0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9999" calcext:value-type="float">
            <text:p>0.889999</text:p>
          </table:table-cell>
          <table:table-cell office:value-type="float" office:value="0" calcext:value-type="float">
            <text:p>0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569" calcext:value-type="float">
            <text:p>0.0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999" calcext:value-type="float">
            <text:p>0.899999</text:p>
          </table:table-cell>
          <table:table-cell office:value-type="float" office:value="0" calcext:value-type="float">
            <text:p>0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501" calcext:value-type="float">
            <text:p>0.0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9999" calcext:value-type="float">
            <text:p>0.909999</text:p>
          </table:table-cell>
          <table:table-cell office:value-type="float" office:value="0" calcext:value-type="float">
            <text:p>0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453" calcext:value-type="float">
            <text:p>0.0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999" calcext:value-type="float">
            <text:p>0.919999</text:p>
          </table:table-cell>
          <table:table-cell office:value-type="float" office:value="0" calcext:value-type="float">
            <text:p>0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95" calcext:value-type="float">
            <text:p>0.0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9999" calcext:value-type="float">
            <text:p>0.929999</text:p>
          </table:table-cell>
          <table:table-cell office:value-type="float" office:value="0" calcext:value-type="float">
            <text:p>0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67" calcext:value-type="float">
            <text:p>0.0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999" calcext:value-type="float">
            <text:p>0.939999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282" calcext:value-type="float">
            <text:p>0.0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999" calcext:value-type="float">
            <text:p>0.949999</text:p>
          </table:table-cell>
          <table:table-cell office:value-type="float" office:value="0" calcext:value-type="float">
            <text:p>0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999" calcext:value-type="float">
            <text:p>0.959999</text:p>
          </table:table-cell>
          <table:table-cell office:value-type="float" office:value="0" calcext:value-type="float">
            <text:p>0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999" calcext:value-type="float">
            <text:p>0.969999</text:p>
          </table:table-cell>
          <table:table-cell office:value-type="float" office:value="0" calcext:value-type="float">
            <text:p>0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39" calcext:value-type="float">
            <text:p>0.0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999" calcext:value-type="float">
            <text:p>0.979999</text:p>
          </table:table-cell>
          <table:table-cell office:value-type="float" office:value="0" calcext:value-type="float">
            <text:p>0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999" calcext:value-type="float">
            <text:p>0.989999</text:p>
          </table:table-cell>
          <table:table-cell office:value-type="float" office:value="0" calcext:value-type="float">
            <text:p>0</text:p>
          </table:table-cell>
          <table:table-cell office:value-type="float" office:value="0.9959" calcext:value-type="float">
            <text:p>0.9959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" calcext:value-type="float">
            <text:p>0.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11:11:38.043000000</dc:date>
    <meta:editing-duration>PT4M43S</meta:editing-duration>
    <meta:editing-cycles>1</meta:editing-cycles>
    <meta:document-statistic meta:table-count="1" meta:cell-count="707" meta:object-count="1"/>
    <meta:generator>LibreOffice/6.2.2.2$Windows_X86_64 LibreOffice_project/2b840030fec2aae0fd2658d8d4f9548af4e3518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4cm" svg:height="14.085cm" xlink:href=".." xlink:type="simple" chart:class="chart:scatter" chart:style-name="ch1">
        <chart:legend chart:legend-position="end" svg:x="18.695cm" svg:y="5.747cm" style:legend-expansion="high" chart:style-name="ch2"/>
        <chart:plot-area chart:style-name="ch3" table:cell-range-address="out.A1:out.A101 out.C1:out.G101" chart:data-source-has-labels="row" svg:x="0.5cm" svg:y="0.281cm" svg:width="17.695cm" svg:height="13.523cm">
          <chartooo:coordinate-region svg:x="1.227cm" svg:y="0.481cm" svg:width="16.728cm" svg:height="12.6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C2:out.C101" chart:label-cell-address="out.C1:out.C1" chart:class="chart:scatter">
            <chart:domain table:cell-range-address="out.A2:out.A101"/>
            <chart:data-point chart:repeated="100"/>
          </chart:series>
          <chart:series chart:style-name="ch7" chart:values-cell-range-address="out.D2:out.D101" chart:label-cell-address="out.D1:out.D1" chart:class="chart:scatter">
            <chart:data-point chart:repeated="100"/>
          </chart:series>
          <chart:series chart:style-name="ch8" chart:values-cell-range-address="out.E2:out.E101" chart:label-cell-address="out.E1:out.E1" chart:class="chart:scatter">
            <chart:data-point chart:repeated="100"/>
          </chart:series>
          <chart:series chart:style-name="ch9" chart:values-cell-range-address="out.F2:out.F101" chart:label-cell-address="out.F1:out.F1" chart:class="chart:scatter">
            <chart:data-point chart:repeated="100"/>
          </chart:series>
          <chart:series chart:style-name="ch10" chart:values-cell-range-address="out.G2:out.G101" chart:label-cell-address="out.G1:out.G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verage fraction of CO</text:p>
                <draw:g>
                  <svg:desc>out.C1:out.C1</svg:desc>
                </draw:g>
              </table:table-cell>
              <table:table-cell office:value-type="string">
                <text:p>Coverage fraction of H</text:p>
                <draw:g>
                  <svg:desc>out.D1:out.D1</svg:desc>
                </draw:g>
              </table:table-cell>
              <table:table-cell office:value-type="string">
                <text:p>Coverage fraction of C</text:p>
                <draw:g>
                  <svg:desc>out.E1:out.E1</svg:desc>
                </draw:g>
              </table:table-cell>
              <table:table-cell office:value-type="string">
                <text:p>Coverage fraction of empty sites</text:p>
                <draw:g>
                  <svg:desc>out.F1:out.F1</svg:desc>
                </draw:g>
              </table:table-cell>
              <table:table-cell office:value-type="string">
                <text:p>Average hydrocarbon production</text:p>
                <draw:g>
                  <svg:desc>out.G1:ou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out.A2:out.A101</svg:desc>
                </draw:g>
              </table:table-cell>
              <table:table-cell office:value-type="float" office:value="0">
                <text:p>0</text:p>
                <draw:g>
                  <svg:desc>out.C2:out.C101</svg:desc>
                </draw:g>
              </table:table-cell>
              <table:table-cell office:value-type="float" office:value="0.9786">
                <text:p>0.9786</text:p>
                <draw:g>
                  <svg:desc>out.D2:out.D101</svg:desc>
                </draw:g>
              </table:table-cell>
              <table:table-cell office:value-type="float" office:value="0">
                <text:p>0</text:p>
                <draw:g>
                  <svg:desc>out.E2:out.E101</svg:desc>
                </draw:g>
              </table:table-cell>
              <table:table-cell office:value-type="float" office:value="0.0214">
                <text:p>0.0214</text:p>
                <draw:g>
                  <svg:desc>out.F2:out.F101</svg:desc>
                </draw:g>
              </table:table-cell>
              <table:table-cell office:value-type="float" office:value="0.000284">
                <text:p>0.000284</text:p>
                <draw:g>
                  <svg:desc>out.G2:out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9756">
                <text:p>0.9756</text:p>
              </table:table-cell>
              <table:table-cell office:value-type="float" office:value="0.0001">
                <text:p>0.0001</text:p>
              </table:table-cell>
              <table:table-cell office:value-type="float" office:value="0.0243">
                <text:p>0.0243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9797">
                <text:p>0.9797</text:p>
              </table:table-cell>
              <table:table-cell office:value-type="float" office:value="0.0002">
                <text:p>0.0002</text:p>
              </table:table-cell>
              <table:table-cell office:value-type="float" office:value="0.0201">
                <text:p>0.0201</text:p>
              </table:table-cell>
              <table:table-cell office:value-type="float" office:value="0.000622">
                <text:p>0.000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9896">
                <text:p>0.9896</text:p>
              </table:table-cell>
              <table:table-cell office:value-type="float" office:value="0.0002">
                <text:p>0.0002</text:p>
              </table:table-cell>
              <table:table-cell office:value-type="float" office:value="0.0102">
                <text:p>0.0102</text:p>
              </table:table-cell>
              <table:table-cell office:value-type="float" office:value="0.000598">
                <text:p>0.000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9904">
                <text:p>0.9904</text:p>
              </table:table-cell>
              <table:table-cell office:value-type="float" office:value="0.0003">
                <text:p>0.0003</text:p>
              </table:table-cell>
              <table:table-cell office:value-type="float" office:value="0.0093">
                <text:p>0.0093</text:p>
              </table:table-cell>
              <table:table-cell office:value-type="float" office:value="0.000468">
                <text:p>0.000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995">
                <text:p>0.995</text:p>
              </table:table-cell>
              <table:table-cell office:value-type="float" office:value="0.0002">
                <text:p>0.0002</text:p>
              </table:table-cell>
              <table:table-cell office:value-type="float" office:value="0.0048">
                <text:p>0.0048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1">
                <text:p>0.0001</text:p>
              </table:table-cell>
              <table:table-cell office:value-type="float" office:value="0.9705">
                <text:p>0.9705</text:p>
              </table:table-cell>
              <table:table-cell office:value-type="float" office:value="0.0016">
                <text:p>0.0016</text:p>
              </table:table-cell>
              <table:table-cell office:value-type="float" office:value="0.0278">
                <text:p>0.0278</text:p>
              </table:table-cell>
              <table:table-cell office:value-type="float" office:value="0.002508">
                <text:p>0.002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9361">
                <text:p>0.9361</text:p>
              </table:table-cell>
              <table:table-cell office:value-type="float" office:value="0.0041">
                <text:p>0.0041</text:p>
              </table:table-cell>
              <table:table-cell office:value-type="float" office:value="0.0598">
                <text:p>0.0598</text:p>
              </table:table-cell>
              <table:table-cell office:value-type="float" office:value="0.005432">
                <text:p>0.005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2">
                <text:p>0.0002</text:p>
              </table:table-cell>
              <table:table-cell office:value-type="float" office:value="0.898">
                <text:p>0.898</text:p>
              </table:table-cell>
              <table:table-cell office:value-type="float" office:value="0.0102">
                <text:p>0.0102</text:p>
              </table:table-cell>
              <table:table-cell office:value-type="float" office:value="0.0916">
                <text:p>0.0916</text:p>
              </table:table-cell>
              <table:table-cell office:value-type="float" office:value="0.009856">
                <text:p>0.009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3">
                <text:p>0.0003</text:p>
              </table:table-cell>
              <table:table-cell office:value-type="float" office:value="0.8724">
                <text:p>0.8724</text:p>
              </table:table-cell>
              <table:table-cell office:value-type="float" office:value="0.0121">
                <text:p>0.0121</text:p>
              </table:table-cell>
              <table:table-cell office:value-type="float" office:value="0.1152">
                <text:p>0.1152</text:p>
              </table:table-cell>
              <table:table-cell office:value-type="float" office:value="0.013274">
                <text:p>0.013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13">
                <text:p>0.0013</text:p>
              </table:table-cell>
              <table:table-cell office:value-type="float" office:value="0.8122">
                <text:p>0.8122</text:p>
              </table:table-cell>
              <table:table-cell office:value-type="float" office:value="0.0184">
                <text:p>0.0184</text:p>
              </table:table-cell>
              <table:table-cell office:value-type="float" office:value="0.1681">
                <text:p>0.1681</text:p>
              </table:table-cell>
              <table:table-cell office:value-type="float" office:value="0.022654">
                <text:p>0.022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15">
                <text:p>0.0015</text:p>
              </table:table-cell>
              <table:table-cell office:value-type="float" office:value="0.7721">
                <text:p>0.7721</text:p>
              </table:table-cell>
              <table:table-cell office:value-type="float" office:value="0.0249">
                <text:p>0.0249</text:p>
              </table:table-cell>
              <table:table-cell office:value-type="float" office:value="0.2015">
                <text:p>0.2015</text:p>
              </table:table-cell>
              <table:table-cell office:value-type="float" office:value="0.028358">
                <text:p>0.028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27">
                <text:p>0.0027</text:p>
              </table:table-cell>
              <table:table-cell office:value-type="float" office:value="0.7214">
                <text:p>0.7214</text:p>
              </table:table-cell>
              <table:table-cell office:value-type="float" office:value="0.0337">
                <text:p>0.0337</text:p>
              </table:table-cell>
              <table:table-cell office:value-type="float" office:value="0.2422">
                <text:p>0.2422</text:p>
              </table:table-cell>
              <table:table-cell office:value-type="float" office:value="0.036578">
                <text:p>0.036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33">
                <text:p>0.0033</text:p>
              </table:table-cell>
              <table:table-cell office:value-type="float" office:value="0.6894">
                <text:p>0.6894</text:p>
              </table:table-cell>
              <table:table-cell office:value-type="float" office:value="0.0396">
                <text:p>0.0396</text:p>
              </table:table-cell>
              <table:table-cell office:value-type="float" office:value="0.2677">
                <text:p>0.2677</text:p>
              </table:table-cell>
              <table:table-cell office:value-type="float" office:value="0.043842">
                <text:p>0.043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79">
                <text:p>0.0079</text:p>
              </table:table-cell>
              <table:table-cell office:value-type="float" office:value="0.6399">
                <text:p>0.6399</text:p>
              </table:table-cell>
              <table:table-cell office:value-type="float" office:value="0.0488">
                <text:p>0.0488</text:p>
              </table:table-cell>
              <table:table-cell office:value-type="float" office:value="0.3034">
                <text:p>0.3034</text:p>
              </table:table-cell>
              <table:table-cell office:value-type="float" office:value="0.050316">
                <text:p>0.050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82">
                <text:p>0.0082</text:p>
              </table:table-cell>
              <table:table-cell office:value-type="float" office:value="0.5938">
                <text:p>0.5938</text:p>
              </table:table-cell>
              <table:table-cell office:value-type="float" office:value="0.0582">
                <text:p>0.0582</text:p>
              </table:table-cell>
              <table:table-cell office:value-type="float" office:value="0.3398">
                <text:p>0.3398</text:p>
              </table:table-cell>
              <table:table-cell office:value-type="float" office:value="0.056184">
                <text:p>0.056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143">
                <text:p>0.0143</text:p>
              </table:table-cell>
              <table:table-cell office:value-type="float" office:value="0.5322">
                <text:p>0.5322</text:p>
              </table:table-cell>
              <table:table-cell office:value-type="float" office:value="0.0761">
                <text:p>0.0761</text:p>
              </table:table-cell>
              <table:table-cell office:value-type="float" office:value="0.3774">
                <text:p>0.3774</text:p>
              </table:table-cell>
              <table:table-cell office:value-type="float" office:value="0.06276">
                <text:p>0.06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242">
                <text:p>0.0242</text:p>
              </table:table-cell>
              <table:table-cell office:value-type="float" office:value="0.4672">
                <text:p>0.4672</text:p>
              </table:table-cell>
              <table:table-cell office:value-type="float" office:value="0.0945">
                <text:p>0.0945</text:p>
              </table:table-cell>
              <table:table-cell office:value-type="float" office:value="0.4141">
                <text:p>0.4141</text:p>
              </table:table-cell>
              <table:table-cell office:value-type="float" office:value="0.06901">
                <text:p>0.06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342">
                <text:p>0.0342</text:p>
              </table:table-cell>
              <table:table-cell office:value-type="float" office:value="0.4538">
                <text:p>0.4538</text:p>
              </table:table-cell>
              <table:table-cell office:value-type="float" office:value="0.1029">
                <text:p>0.1029</text:p>
              </table:table-cell>
              <table:table-cell office:value-type="float" office:value="0.4091">
                <text:p>0.4091</text:p>
              </table:table-cell>
              <table:table-cell office:value-type="float" office:value="0.070986">
                <text:p>0.070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7007">
                <text:p>0.7007</text:p>
              </table:table-cell>
              <table:table-cell office:value-type="float" office:value="0.0179">
                <text:p>0.0179</text:p>
              </table:table-cell>
              <table:table-cell office:value-type="float" office:value="0.2814">
                <text:p>0.2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6637">
                <text:p>0.6637</text:p>
              </table:table-cell>
              <table:table-cell office:value-type="float" office:value="0.028">
                <text:p>0.028</text:p>
              </table:table-cell>
              <table:table-cell office:value-type="float" office:value="0.3083">
                <text:p>0.3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6459">
                <text:p>0.6459</text:p>
              </table:table-cell>
              <table:table-cell office:value-type="float" office:value="0.0297">
                <text:p>0.0297</text:p>
              </table:table-cell>
              <table:table-cell office:value-type="float" office:value="0.3244">
                <text:p>0.3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6362">
                <text:p>0.6362</text:p>
              </table:table-cell>
              <table:table-cell office:value-type="float" office:value="0.0328">
                <text:p>0.0328</text:p>
              </table:table-cell>
              <table:table-cell office:value-type="float" office:value="0.331">
                <text:p>0.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6352">
                <text:p>0.6352</text:p>
              </table:table-cell>
              <table:table-cell office:value-type="float" office:value="0.033">
                <text:p>0.033</text:p>
              </table:table-cell>
              <table:table-cell office:value-type="float" office:value="0.3318">
                <text:p>0.3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6279">
                <text:p>0.6279</text:p>
              </table:table-cell>
              <table:table-cell office:value-type="float" office:value="0.0343">
                <text:p>0.0343</text:p>
              </table:table-cell>
              <table:table-cell office:value-type="float" office:value="0.3378">
                <text:p>0.3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6202">
                <text:p>0.6202</text:p>
              </table:table-cell>
              <table:table-cell office:value-type="float" office:value="0.0391">
                <text:p>0.0391</text:p>
              </table:table-cell>
              <table:table-cell office:value-type="float" office:value="0.3407">
                <text:p>0.3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6262">
                <text:p>0.6262</text:p>
              </table:table-cell>
              <table:table-cell office:value-type="float" office:value="0.0346">
                <text:p>0.0346</text:p>
              </table:table-cell>
              <table:table-cell office:value-type="float" office:value="0.3392">
                <text:p>0.3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6184">
                <text:p>0.6184</text:p>
              </table:table-cell>
              <table:table-cell office:value-type="float" office:value="0.0389">
                <text:p>0.0389</text:p>
              </table:table-cell>
              <table:table-cell office:value-type="float" office:value="0.3427">
                <text:p>0.3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6257">
                <text:p>0.6257</text:p>
              </table:table-cell>
              <table:table-cell office:value-type="float" office:value="0.0402">
                <text:p>0.0402</text:p>
              </table:table-cell>
              <table:table-cell office:value-type="float" office:value="0.3341">
                <text:p>0.3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6232">
                <text:p>0.6232</text:p>
              </table:table-cell>
              <table:table-cell office:value-type="float" office:value="0.0397">
                <text:p>0.0397</text:p>
              </table:table-cell>
              <table:table-cell office:value-type="float" office:value="0.3371">
                <text:p>0.3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6184">
                <text:p>0.6184</text:p>
              </table:table-cell>
              <table:table-cell office:value-type="float" office:value="0.038">
                <text:p>0.038</text:p>
              </table:table-cell>
              <table:table-cell office:value-type="float" office:value="0.3436">
                <text:p>0.3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6245">
                <text:p>0.6245</text:p>
              </table:table-cell>
              <table:table-cell office:value-type="float" office:value="0.0351">
                <text:p>0.0351</text:p>
              </table:table-cell>
              <table:table-cell office:value-type="float" office:value="0.3404">
                <text:p>0.3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6268">
                <text:p>0.6268</text:p>
              </table:table-cell>
              <table:table-cell office:value-type="float" office:value="0.0339">
                <text:p>0.0339</text:p>
              </table:table-cell>
              <table:table-cell office:value-type="float" office:value="0.3393">
                <text:p>0.3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6278">
                <text:p>0.6278</text:p>
              </table:table-cell>
              <table:table-cell office:value-type="float" office:value="0.0359">
                <text:p>0.0359</text:p>
              </table:table-cell>
              <table:table-cell office:value-type="float" office:value="0.3363">
                <text:p>0.3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624">
                <text:p>0.624</text:p>
              </table:table-cell>
              <table:table-cell office:value-type="float" office:value="0.0362">
                <text:p>0.0362</text:p>
              </table:table-cell>
              <table:table-cell office:value-type="float" office:value="0.3398">
                <text:p>0.3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6223">
                <text:p>0.6223</text:p>
              </table:table-cell>
              <table:table-cell office:value-type="float" office:value="0.035">
                <text:p>0.035</text:p>
              </table:table-cell>
              <table:table-cell office:value-type="float" office:value="0.3427">
                <text:p>0.3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6308">
                <text:p>0.6308</text:p>
              </table:table-cell>
              <table:table-cell office:value-type="float" office:value="0.036">
                <text:p>0.036</text:p>
              </table:table-cell>
              <table:table-cell office:value-type="float" office:value="0.3332">
                <text:p>0.3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6302">
                <text:p>0.6302</text:p>
              </table:table-cell>
              <table:table-cell office:value-type="float" office:value="0.0341">
                <text:p>0.0341</text:p>
              </table:table-cell>
              <table:table-cell office:value-type="float" office:value="0.3357">
                <text:p>0.3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6395">
                <text:p>0.6395</text:p>
              </table:table-cell>
              <table:table-cell office:value-type="float" office:value="0.0338">
                <text:p>0.0338</text:p>
              </table:table-cell>
              <table:table-cell office:value-type="float" office:value="0.3267">
                <text:p>0.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6374">
                <text:p>0.6374</text:p>
              </table:table-cell>
              <table:table-cell office:value-type="float" office:value="0.0336">
                <text:p>0.0336</text:p>
              </table:table-cell>
              <table:table-cell office:value-type="float" office:value="0.329">
                <text:p>0.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6414">
                <text:p>0.6414</text:p>
              </table:table-cell>
              <table:table-cell office:value-type="float" office:value="0.035">
                <text:p>0.035</text:p>
              </table:table-cell>
              <table:table-cell office:value-type="float" office:value="0.3236">
                <text:p>0.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6484">
                <text:p>0.6484</text:p>
              </table:table-cell>
              <table:table-cell office:value-type="float" office:value="0.0351">
                <text:p>0.0351</text:p>
              </table:table-cell>
              <table:table-cell office:value-type="float" office:value="0.3165">
                <text:p>0.3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6436">
                <text:p>0.6436</text:p>
              </table:table-cell>
              <table:table-cell office:value-type="float" office:value="0.0334">
                <text:p>0.0334</text:p>
              </table:table-cell>
              <table:table-cell office:value-type="float" office:value="0.323">
                <text:p>0.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6559">
                <text:p>0.6559</text:p>
              </table:table-cell>
              <table:table-cell office:value-type="float" office:value="0.031">
                <text:p>0.031</text:p>
              </table:table-cell>
              <table:table-cell office:value-type="float" office:value="0.3131">
                <text:p>0.3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6522">
                <text:p>0.6522</text:p>
              </table:table-cell>
              <table:table-cell office:value-type="float" office:value="0.033">
                <text:p>0.033</text:p>
              </table:table-cell>
              <table:table-cell office:value-type="float" office:value="0.3148">
                <text:p>0.3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6573">
                <text:p>0.6573</text:p>
              </table:table-cell>
              <table:table-cell office:value-type="float" office:value="0.0357">
                <text:p>0.0357</text:p>
              </table:table-cell>
              <table:table-cell office:value-type="float" office:value="0.307">
                <text:p>0.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6667">
                <text:p>0.6667</text:p>
              </table:table-cell>
              <table:table-cell office:value-type="float" office:value="0.0327">
                <text:p>0.0327</text:p>
              </table:table-cell>
              <table:table-cell office:value-type="float" office:value="0.3006">
                <text:p>0.3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6696">
                <text:p>0.6696</text:p>
              </table:table-cell>
              <table:table-cell office:value-type="float" office:value="0.0349">
                <text:p>0.0349</text:p>
              </table:table-cell>
              <table:table-cell office:value-type="float" office:value="0.2955">
                <text:p>0.2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6722">
                <text:p>0.6722</text:p>
              </table:table-cell>
              <table:table-cell office:value-type="float" office:value="0.0331">
                <text:p>0.0331</text:p>
              </table:table-cell>
              <table:table-cell office:value-type="float" office:value="0.2947">
                <text:p>0.2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6735">
                <text:p>0.6735</text:p>
              </table:table-cell>
              <table:table-cell office:value-type="float" office:value="0.0329">
                <text:p>0.0329</text:p>
              </table:table-cell>
              <table:table-cell office:value-type="float" office:value="0.2936">
                <text:p>0.2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6809">
                <text:p>0.6809</text:p>
              </table:table-cell>
              <table:table-cell office:value-type="float" office:value="0.0318">
                <text:p>0.0318</text:p>
              </table:table-cell>
              <table:table-cell office:value-type="float" office:value="0.2873">
                <text:p>0.2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6874">
                <text:p>0.6874</text:p>
              </table:table-cell>
              <table:table-cell office:value-type="float" office:value="0.0293">
                <text:p>0.0293</text:p>
              </table:table-cell>
              <table:table-cell office:value-type="float" office:value="0.2833">
                <text:p>0.2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6889">
                <text:p>0.6889</text:p>
              </table:table-cell>
              <table:table-cell office:value-type="float" office:value="0.0312">
                <text:p>0.0312</text:p>
              </table:table-cell>
              <table:table-cell office:value-type="float" office:value="0.2799">
                <text:p>0.2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6992">
                <text:p>0.6992</text:p>
              </table:table-cell>
              <table:table-cell office:value-type="float" office:value="0.0314">
                <text:p>0.0314</text:p>
              </table:table-cell>
              <table:table-cell office:value-type="float" office:value="0.2694">
                <text:p>0.2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7005">
                <text:p>0.7005</text:p>
              </table:table-cell>
              <table:table-cell office:value-type="float" office:value="0.0338">
                <text:p>0.0338</text:p>
              </table:table-cell>
              <table:table-cell office:value-type="float" office:value="0.2657">
                <text:p>0.2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711">
                <text:p>0.711</text:p>
              </table:table-cell>
              <table:table-cell office:value-type="float" office:value="0.0332">
                <text:p>0.0332</text:p>
              </table:table-cell>
              <table:table-cell office:value-type="float" office:value="0.2558">
                <text:p>0.2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7122">
                <text:p>0.7122</text:p>
              </table:table-cell>
              <table:table-cell office:value-type="float" office:value="0.0317">
                <text:p>0.0317</text:p>
              </table:table-cell>
              <table:table-cell office:value-type="float" office:value="0.2561">
                <text:p>0.2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7312">
                <text:p>0.7312</text:p>
              </table:table-cell>
              <table:table-cell office:value-type="float" office:value="0.0297">
                <text:p>0.0297</text:p>
              </table:table-cell>
              <table:table-cell office:value-type="float" office:value="0.2391">
                <text:p>0.2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7298">
                <text:p>0.7298</text:p>
              </table:table-cell>
              <table:table-cell office:value-type="float" office:value="0.0295">
                <text:p>0.0295</text:p>
              </table:table-cell>
              <table:table-cell office:value-type="float" office:value="0.2407">
                <text:p>0.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7338">
                <text:p>0.7338</text:p>
              </table:table-cell>
              <table:table-cell office:value-type="float" office:value="0.0304">
                <text:p>0.0304</text:p>
              </table:table-cell>
              <table:table-cell office:value-type="float" office:value="0.2358">
                <text:p>0.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7368">
                <text:p>0.7368</text:p>
              </table:table-cell>
              <table:table-cell office:value-type="float" office:value="0.0292">
                <text:p>0.0292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7559">
                <text:p>0.7559</text:p>
              </table:table-cell>
              <table:table-cell office:value-type="float" office:value="0.0278">
                <text:p>0.0278</text:p>
              </table:table-cell>
              <table:table-cell office:value-type="float" office:value="0.2163">
                <text:p>0.2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7623">
                <text:p>0.7623</text:p>
              </table:table-cell>
              <table:table-cell office:value-type="float" office:value="0.0267">
                <text:p>0.0267</text:p>
              </table:table-cell>
              <table:table-cell office:value-type="float" office:value="0.211">
                <text:p>0.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7615">
                <text:p>0.7615</text:p>
              </table:table-cell>
              <table:table-cell office:value-type="float" office:value="0.0284">
                <text:p>0.0284</text:p>
              </table:table-cell>
              <table:table-cell office:value-type="float" office:value="0.2101">
                <text:p>0.2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7713">
                <text:p>0.7713</text:p>
              </table:table-cell>
              <table:table-cell office:value-type="float" office:value="0.0259">
                <text:p>0.0259</text:p>
              </table:table-cell>
              <table:table-cell office:value-type="float" office:value="0.2028">
                <text:p>0.2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7716">
                <text:p>0.7716</text:p>
              </table:table-cell>
              <table:table-cell office:value-type="float" office:value="0.0284">
                <text:p>0.028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7838">
                <text:p>0.7838</text:p>
              </table:table-cell>
              <table:table-cell office:value-type="float" office:value="0.0272">
                <text:p>0.0272</text:p>
              </table:table-cell>
              <table:table-cell office:value-type="float" office:value="0.189">
                <text:p>0.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8014">
                <text:p>0.8014</text:p>
              </table:table-cell>
              <table:table-cell office:value-type="float" office:value="0.0238">
                <text:p>0.0238</text:p>
              </table:table-cell>
              <table:table-cell office:value-type="float" office:value="0.1748">
                <text:p>0.1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023">
                <text:p>0.8023</text:p>
              </table:table-cell>
              <table:table-cell office:value-type="float" office:value="0.0233">
                <text:p>0.0233</text:p>
              </table:table-cell>
              <table:table-cell office:value-type="float" office:value="0.1744">
                <text:p>0.1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806">
                <text:p>0.806</text:p>
              </table:table-cell>
              <table:table-cell office:value-type="float" office:value="0.0233">
                <text:p>0.0233</text:p>
              </table:table-cell>
              <table:table-cell office:value-type="float" office:value="0.1707">
                <text:p>0.1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8143">
                <text:p>0.8143</text:p>
              </table:table-cell>
              <table:table-cell office:value-type="float" office:value="0.0222">
                <text:p>0.0222</text:p>
              </table:table-cell>
              <table:table-cell office:value-type="float" office:value="0.1635">
                <text:p>0.1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82">
                <text:p>0.82</text:p>
              </table:table-cell>
              <table:table-cell office:value-type="float" office:value="0.0212">
                <text:p>0.0212</text:p>
              </table:table-cell>
              <table:table-cell office:value-type="float" office:value="0.1588">
                <text:p>0.1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8259">
                <text:p>0.8259</text:p>
              </table:table-cell>
              <table:table-cell office:value-type="float" office:value="0.0221">
                <text:p>0.0221</text:p>
              </table:table-cell>
              <table:table-cell office:value-type="float" office:value="0.152">
                <text:p>0.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8388">
                <text:p>0.8388</text:p>
              </table:table-cell>
              <table:table-cell office:value-type="float" office:value="0.0212">
                <text:p>0.021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8374">
                <text:p>0.8374</text:p>
              </table:table-cell>
              <table:table-cell office:value-type="float" office:value="0.0205">
                <text:p>0.0205</text:p>
              </table:table-cell>
              <table:table-cell office:value-type="float" office:value="0.1421">
                <text:p>0.1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8511">
                <text:p>0.8511</text:p>
              </table:table-cell>
              <table:table-cell office:value-type="float" office:value="0.0187">
                <text:p>0.0187</text:p>
              </table:table-cell>
              <table:table-cell office:value-type="float" office:value="0.1302">
                <text:p>0.1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8598">
                <text:p>0.8598</text:p>
              </table:table-cell>
              <table:table-cell office:value-type="float" office:value="0.0164">
                <text:p>0.0164</text:p>
              </table:table-cell>
              <table:table-cell office:value-type="float" office:value="0.1238">
                <text:p>0.1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8653">
                <text:p>0.8653</text:p>
              </table:table-cell>
              <table:table-cell office:value-type="float" office:value="0.0187">
                <text:p>0.0187</text:p>
              </table:table-cell>
              <table:table-cell office:value-type="float" office:value="0.116">
                <text:p>0.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8756">
                <text:p>0.8756</text:p>
              </table:table-cell>
              <table:table-cell office:value-type="float" office:value="0.0162">
                <text:p>0.0162</text:p>
              </table:table-cell>
              <table:table-cell office:value-type="float" office:value="0.1082">
                <text:p>0.1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8736">
                <text:p>0.8736</text:p>
              </table:table-cell>
              <table:table-cell office:value-type="float" office:value="0.0142">
                <text:p>0.0142</text:p>
              </table:table-cell>
              <table:table-cell office:value-type="float" office:value="0.1122">
                <text:p>0.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8884">
                <text:p>0.8884</text:p>
              </table:table-cell>
              <table:table-cell office:value-type="float" office:value="0.0143">
                <text:p>0.0143</text:p>
              </table:table-cell>
              <table:table-cell office:value-type="float" office:value="0.0973">
                <text:p>0.0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8891">
                <text:p>0.8891</text:p>
              </table:table-cell>
              <table:table-cell office:value-type="float" office:value="0.0134">
                <text:p>0.0134</text:p>
              </table:table-cell>
              <table:table-cell office:value-type="float" office:value="0.0975">
                <text:p>0.0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8993">
                <text:p>0.8993</text:p>
              </table:table-cell>
              <table:table-cell office:value-type="float" office:value="0.0128">
                <text:p>0.0128</text:p>
              </table:table-cell>
              <table:table-cell office:value-type="float" office:value="0.0879">
                <text:p>0.0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9007">
                <text:p>0.9007</text:p>
              </table:table-cell>
              <table:table-cell office:value-type="float" office:value="0.0101">
                <text:p>0.0101</text:p>
              </table:table-cell>
              <table:table-cell office:value-type="float" office:value="0.0892">
                <text:p>0.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9999">
                <text:p>0.849999</text:p>
              </table:table-cell>
              <table:table-cell office:value-type="float" office:value="0.9102">
                <text:p>0.9102</text:p>
              </table:table-cell>
              <table:table-cell office:value-type="float" office:value="0.0102">
                <text:p>0.0102</text:p>
              </table:table-cell>
              <table:table-cell office:value-type="float" office:value="0.0796">
                <text:p>0.0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9999">
                <text:p>0.859999</text:p>
              </table:table-cell>
              <table:table-cell office:value-type="float" office:value="0.9212">
                <text:p>0.9212</text:p>
              </table:table-cell>
              <table:table-cell office:value-type="float" office:value="0.0076">
                <text:p>0.0076</text:p>
              </table:table-cell>
              <table:table-cell office:value-type="float" office:value="0.0712">
                <text:p>0.0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9999">
                <text:p>0.869999</text:p>
              </table:table-cell>
              <table:table-cell office:value-type="float" office:value="0.9232">
                <text:p>0.9232</text:p>
              </table:table-cell>
              <table:table-cell office:value-type="float" office:value="0.0072">
                <text:p>0.0072</text:p>
              </table:table-cell>
              <table:table-cell office:value-type="float" office:value="0.0696">
                <text:p>0.0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9999">
                <text:p>0.879999</text:p>
              </table:table-cell>
              <table:table-cell office:value-type="float" office:value="0.932">
                <text:p>0.932</text:p>
              </table:table-cell>
              <table:table-cell office:value-type="float" office:value="0.0066">
                <text:p>0.0066</text:p>
              </table:table-cell>
              <table:table-cell office:value-type="float" office:value="0.0614">
                <text:p>0.0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9999">
                <text:p>0.889999</text:p>
              </table:table-cell>
              <table:table-cell office:value-type="float" office:value="0.9385">
                <text:p>0.9385</text:p>
              </table:table-cell>
              <table:table-cell office:value-type="float" office:value="0.0046">
                <text:p>0.0046</text:p>
              </table:table-cell>
              <table:table-cell office:value-type="float" office:value="0.0569">
                <text:p>0.0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">
                <text:p>0.899999</text:p>
              </table:table-cell>
              <table:table-cell office:value-type="float" office:value="0.9455">
                <text:p>0.9455</text:p>
              </table:table-cell>
              <table:table-cell office:value-type="float" office:value="0.0044">
                <text:p>0.0044</text:p>
              </table:table-cell>
              <table:table-cell office:value-type="float" office:value="0.0501">
                <text:p>0.0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9999">
                <text:p>0.909999</text:p>
              </table:table-cell>
              <table:table-cell office:value-type="float" office:value="0.9519">
                <text:p>0.9519</text:p>
              </table:table-cell>
              <table:table-cell office:value-type="float" office:value="0.0028">
                <text:p>0.0028</text:p>
              </table:table-cell>
              <table:table-cell office:value-type="float" office:value="0.0453">
                <text:p>0.0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9999">
                <text:p>0.919999</text:p>
              </table:table-cell>
              <table:table-cell office:value-type="float" office:value="0.9565">
                <text:p>0.9565</text:p>
              </table:table-cell>
              <table:table-cell office:value-type="float" office:value="0.004">
                <text:p>0.004</text:p>
              </table:table-cell>
              <table:table-cell office:value-type="float" office:value="0.0395">
                <text:p>0.0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9999">
                <text:p>0.929999</text:p>
              </table:table-cell>
              <table:table-cell office:value-type="float" office:value="0.9599">
                <text:p>0.9599</text:p>
              </table:table-cell>
              <table:table-cell office:value-type="float" office:value="0.0034">
                <text:p>0.0034</text:p>
              </table:table-cell>
              <table:table-cell office:value-type="float" office:value="0.0367">
                <text:p>0.0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9999">
                <text:p>0.939999</text:p>
              </table:table-cell>
              <table:table-cell office:value-type="float" office:value="0.97">
                <text:p>0.97</text:p>
              </table:table-cell>
              <table:table-cell office:value-type="float" office:value="0.0018">
                <text:p>0.0018</text:p>
              </table:table-cell>
              <table:table-cell office:value-type="float" office:value="0.0282">
                <text:p>0.0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9999">
                <text:p>0.949999</text:p>
              </table:table-cell>
              <table:table-cell office:value-type="float" office:value="0.9734">
                <text:p>0.9734</text:p>
              </table:table-cell>
              <table:table-cell office:value-type="float" office:value="0.0012">
                <text:p>0.0012</text:p>
              </table:table-cell>
              <table:table-cell office:value-type="float" office:value="0.0254">
                <text:p>0.0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9999">
                <text:p>0.959999</text:p>
              </table:table-cell>
              <table:table-cell office:value-type="float" office:value="0.9776">
                <text:p>0.9776</text:p>
              </table:table-cell>
              <table:table-cell office:value-type="float" office:value="0.0004">
                <text:p>0.0004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9999">
                <text:p>0.969999</text:p>
              </table:table-cell>
              <table:table-cell office:value-type="float" office:value="0.9855">
                <text:p>0.9855</text:p>
              </table:table-cell>
              <table:table-cell office:value-type="float" office:value="0.0006">
                <text:p>0.0006</text:p>
              </table:table-cell>
              <table:table-cell office:value-type="float" office:value="0.0139">
                <text:p>0.0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9999">
                <text:p>0.979999</text:p>
              </table:table-cell>
              <table:table-cell office:value-type="float" office:value="0.9898">
                <text:p>0.9898</text:p>
              </table:table-cell>
              <table:table-cell office:value-type="float" office:value="0.0002">
                <text:p>0.00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999">
                <text:p>0.989999</text:p>
              </table:table-cell>
              <table:table-cell office:value-type="float" office:value="0.9959">
                <text:p>0.9959</text:p>
              </table:table-cell>
              <table:table-cell office:value-type="float" office:value="0">
                <text:p>0</text:p>
              </table:table-cell>
              <table:table-cell office:value-type="float" office:value="0.0041">
                <text:p>0.0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